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24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120.99mm"/>
    </style:style>
    <style:style style:name="co4" style:family="table-column">
      <style:table-column-properties fo:break-before="auto" style:column-width="61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Contract Name</text:p>
          </table:table-cell>
        </table:table-row>
        <table:table-row table:style-name="ro1">
          <table:table-cell office:value-type="string" calcext:value-type="string">
            <text:p>D402C334FFD1C519DF11E0FC3398C5E1000F2D36C1841E0194365E4B9E7A4335</text:p>
          </table:table-cell>
          <table:table-cell office:value-type="string" calcext:value-type="string">
            <text:p>juno1fqkn0scq3dsvyh4wpmprqkv85s97x7x66cdxzv</text:p>
          </table:table-cell>
          <table:table-cell office:value-type="string" calcext:value-type="string">
            <text:p>juno10ynpq4wchr4ruu6mhrfh29495ep4cja5vjnkhz3j5lrgcsap9vtssyeekl</text:p>
          </table:table-cell>
          <table:table-cell office:value-type="string" calcext:value-type="string">
            <text:p>109 - Grand Fortis Oeconomia Token</text:p>
          </table:table-cell>
        </table:table-row>
        <table:table-row table:style-name="ro1">
          <table:table-cell office:value-type="string" calcext:value-type="string">
            <text:p>79411308B07E444961098AA6195770FEAFA16E7297DECE6A806834D822F517CB</text:p>
          </table:table-cell>
          <table:table-cell office:value-type="string" calcext:value-type="string">
            <text:p>juno1egcmuaah8tal8nsd3wnxn3yd0vjr864mnjtnkl</text:p>
          </table:table-cell>
          <table:table-cell office:value-type="string" calcext:value-type="string">
            <text:p>juno1vaeuky9hqacenay9nmuualugvv54tdhyt2wsvhnjasx9s946hhmqaq3kh7</text:p>
          </table:table-cell>
          <table:table-cell office:value-type="string" calcext:value-type="string">
            <text:p>9 - Burned Fortis Oeconomia Token</text:p>
          </table:table-cell>
        </table:table-row>
        <table:table-row table:style-name="ro1">
          <table:table-cell office:value-type="string" calcext:value-type="string">
            <text:p>FB087E4D4379E67BCC4EB6A9C98820C67EDFB6B0AA04A98B33EBFA0072316DE1</text:p>
          </table:table-cell>
          <table:table-cell office:value-type="string" calcext:value-type="string">
            <text:p>juno1hxkppd7spnvm5s86z2rfze5pndg9wwee8g9x6v</text:p>
          </table:table-cell>
          <table:table-cell office:value-type="string" calcext:value-type="string">
            <text:p>juno188lvtzkvjjhgzrakha6qdg3zlvps3fz6m0s984e0wrnulq4px9zqhnleye</text:p>
          </table:table-cell>
          <table:table-cell office:value-type="string" calcext:value-type="string">
            <text:p>184 – satoshi-test</text:p>
          </table:table-cell>
        </table:table-row>
        <table:table-row table:style-name="ro1">
          <table:table-cell office:value-type="string" calcext:value-type="string">
            <text:p>800D3026533824786A1F6F5AB827478F8DC1D3CB142500BED87C9CF84DDFFA94</text:p>
          </table:table-cell>
          <table:table-cell office:value-type="string" calcext:value-type="string">
            <text:p>juno1ka0yduzwes79hn8hctpw7tw8hqkz6pwzu2z84s</text:p>
          </table:table-cell>
          <table:table-cell office:value-type="string" calcext:value-type="string">
            <text:p>juno1xmpenz0ykxfy8rxr3yc3d4dtqq4dpas4zz3xl6sh873us3vajlpshzp69d</text:p>
          </table:table-cell>
          <table:table-cell office:value-type="string" calcext:value-type="string">
            <text:p>7 - Fortis Oeconomia Token</text:p>
          </table:table-cell>
        </table:table-row>
        <table:table-row table:style-name="ro1">
          <table:table-cell office:value-type="string" calcext:value-type="string">
            <text:p>8FAE9E8297B3AD0871FACB191D6F998C87FAA11A638ECD61973C27DA5CB95235</text:p>
          </table:table-cell>
          <table:table-cell office:value-type="string" calcext:value-type="string">
            <text:p>juno1l8xam7x7q8rpsav02k0j8nhexxxhcgwf6dzwtt</text:p>
          </table:table-cell>
          <table:table-cell office:value-type="string" calcext:value-type="string">
            <text:p>juno17c7zyezg3m8p2tf9hqgue9jhahvle70d59e8j9nmrvhw9anrpk8qxlrghx</text:p>
          </table:table-cell>
          <table:table-cell office:value-type="string" calcext:value-type="string">
            <text:p>109 - Stable Fortis Oeconomia Tok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7:31:51.809775474</meta:creation-date>
    <dc:date>2022-04-05T17:36:39.139850777</dc:date>
    <meta:editing-duration>PT4M4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